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1319in"/>
    </style:style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st Spells and Crea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ures attack and (some) have abilities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tures have summoning sickness (cannot attack turn summoned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ures can attack either creatures or play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 attack ally creatures if desir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Creature attacks creatu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f other creature is not exhausted, targeted creature deals damage back to attacking creatu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f other creature is <text:s/>exhausted, attacking creature takes no damage</text:p>
          </table:table-cell>
        </table:table-row>
        <table:table-row table:style-name="ro1">
          <table:table-cell/>
          <table:table-cell office:value-type="string" calcext:value-type="string">
            <text:p>Attacking Exhausts the creatu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ell effect thing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mage Players/Cr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aw Car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Essence 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reature Effect Typ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vate</text:p>
          </table:table-cell>
          <table:table-cell office:value-type="string" calcext:value-type="string">
            <text:p>Some cost to activate. Exhausting this limits it to once a turn usually. Can also be hard co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urnStart</text:p>
          </table:table-cell>
          <table:table-cell office:value-type="string" calcext:value-type="string">
            <text:p>Happens every turn at the start of the turn BEFORE you dra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urnEnd</text:p>
          </table:table-cell>
          <table:table-cell office:value-type="string" calcext:value-type="string">
            <text:p>Happens every turn at the start of the turn AFTER you att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Attack</text:p>
          </table:table-cell>
          <table:table-cell office:value-type="string" calcext:value-type="string">
            <text:p>Happens every time the creature attack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Death</text:p>
          </table:table-cell>
          <table:table-cell office:value-type="string" calcext:value-type="string">
            <text:p>Happens when the creature d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EnterField</text:p>
          </table:table-cell>
          <table:table-cell office:value-type="string" calcext:value-type="string">
            <text:p>Happens when you play the creature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OnExhaust</text:p>
          </table:table-cell>
          <table:table-cell office:value-type="string" calcext:value-type="string">
            <text:p>Like OnAttack, but if you can activate it with other effects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OnRefresh</text:p>
          </table:table-cell>
          <table:table-cell office:value-type="string" calcext:value-type="string">
            <text:p>Like turn start, but the creature must be exhausted to use. (Forces attacks and makes creature more vulnerable)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ARD NAME: </text:p>
          </table:table-cell>
          <table:table-cell office:value-type="string" calcext:value-type="string">
            <text:p>Cost?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UBTYPE: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tats</text:p>
          </table:table-cell>
        </table:table-row>
        <table:table-row table:style-name="ro1">
          <table:table-cell office:value-type="string" calcext:value-type="string">
            <text:p>Dude Bro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Dude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ckbeard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Dude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rat Boy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Dude</text:p>
          </table:table-cell>
          <table:table-cell office:value-type="string" calcext:value-type="string">
            <text:p>On ETB, draw car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23:44:15.3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1:00:17.315000000</meta:creation-date>
    <dc:date>2015-03-13T00:01:51.738000000</dc:date>
    <meta:editing-duration>PT2H55M49S</meta:editing-duration>
    <meta:editing-cycles>16</meta:editing-cycles>
    <meta:generator>LibreOffice/4.2.4.2$Windows_x86 LibreOffice_project/63150712c6d317d27ce2db16eb94c2f3d7b699f8</meta:generator>
    <meta:document-statistic meta:table-count="2" meta:cell-count="51" meta:object-count="0"/>
  </office:meta>
</office:document-meta>
</file>